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, 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Fira Sans" fo:font-size="11.25pt" fo:letter-spacing="normal" fo:font-style="normal" fo:font-weight="normal"/>
    </style:style>
    <style:style style:name="P3" style:family="paragraph" style:parent-style-name="Text_20_body">
      <style:paragraph-properties fo:margin-top="0cm" fo:margin-bottom="0.247cm" loext:contextual-spacing="false" fo:text-align="start" style:justify-single-word="false" fo:orphans="2" fo:widows="2"/>
    </style:style>
    <style:style style:name="P4" style:family="paragraph" style:parent-style-name="Heading_20_2">
      <style:text-properties fo:font-variant="normal" fo:text-transform="none" fo:color="#212529" style:font-name="Fira Sans" fo:letter-spacing="normal" fo:font-style="normal" fo:font-weight="normal"/>
    </style:style>
    <style:style style:name="T1" style:family="text">
      <style:text-properties fo:font-variant="normal" fo:text-transform="none" fo:color="#212529" style:font-name="Fira Sans" fo:font-size="11.25pt" fo:letter-spacing="normal" fo:font-style="normal" fo:font-weight="normal"/>
    </style:style>
    <style:style style:name="T2" style:family="text">
      <style:text-properties fo:font-variant="normal" fo:text-transform="none" fo:color="#212529" style:font-name="Fira Sans" fo:font-size="11.2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4" text:outline-level="2">Mappen en bestanden aanmaken in Terminal</text:h>
      <text:p text:style-name="P1"><text:span text:style-name="T1">dominique@Dominiques-16-MacBook-Pro ~ % </text:span><text:span text:style-name="Strong_20_Emphasis"><text:span text:style-name="T2">cd Desktop</text:span></text:span></text:p>
      <text:p text:style-name="P3"><text:span text:style-name="T1">dominique@Dominiques-16-MacBook-Pro Desktop % </text:span><text:span text:style-name="Strong_20_Emphasis"><text:span text:style-name="T2">mkdir pro-sass</text:span></text:span></text:p>
      <text:p text:style-name="P3"><text:span text:style-name="T1">dominique@Dominiques-16-MacBook-Pro Desktop % </text:span><text:span text:style-name="Strong_20_Emphasis"><text:span text:style-name="T2">cd pro-sass</text:span></text:span></text:p>
      <text:p text:style-name="P3"><text:span text:style-name="T1">dominique@Dominiques-16-MacBook-Pro pro-sass % </text:span><text:span text:style-name="Strong_20_Emphasis"><text:span text:style-name="T2">mkdir src</text:span></text:span></text:p>
      <text:p text:style-name="P3"><text:span text:style-name="T1">dominique@Dominiques-16-MacBook-Pro pro-sass % </text:span><text:span text:style-name="Strong_20_Emphasis"><text:span text:style-name="T2">touch index.html</text:span></text:span></text:p>
      <text:p text:style-name="P3"><text:span text:style-name="T1">dominique@Dominiques-16-MacBook-Pro pro-sass % </text:span><text:span text:style-name="Strong_20_Emphasis"><text:span text:style-name="T2">ls</text:span></text:span></text:p>
      <text:p text:style-name="P2">index.html src</text:p>
      <text:p text:style-name="P3"><text:span text:style-name="T1">dominique@Dominiques-16-MacBook-Pro pro-sass % </text:span><text:span text:style-name="Strong_20_Emphasis"><text:span text:style-name="T2">cd src</text:span></text:span></text:p>
      <text:p text:style-name="P3"><text:span text:style-name="T1">dominique@Dominiques-16-MacBook-Pro src % </text:span><text:span text:style-name="Strong_20_Emphasis"><text:span text:style-name="T2">mkdir scss</text:span></text:span></text:p>
      <text:p text:style-name="P3"><text:span text:style-name="T1">dominique@Dominiques-16-MacBook-Pro src % </text:span><text:span text:style-name="Strong_20_Emphasis"><text:span text:style-name="T2">cd scss</text:span></text:span></text:p>
      <text:p text:style-name="P3"><text:span text:style-name="T1">dominique@Dominiques-16-MacBook-Pro scss % </text:span><text:span text:style-name="Strong_20_Emphasis"><text:span text:style-name="T2">touch main.scss</text:span></text:span></text:p>
      <text:p text:style-name="P3"><text:span text:style-name="T1">dominique@Dominiques-16-MacBook-Pro scss % </text:span><text:span text:style-name="Strong_20_Emphasis"><text:span text:style-name="T2">cd ..</text:span></text:span></text:p>
      <text:p text:style-name="P3"><text:span text:style-name="T1">dominique@Dominiques-16-MacBook-Pro src % </text:span><text:span text:style-name="Strong_20_Emphasis"><text:span text:style-name="T2">cd ..</text:span></text:span></text:p>
      <text:p text:style-name="P3"><text:span text:style-name="T1">dominique@Dominiques-16-MacBook-Pro pro-sass % </text:span><text:span text:style-name="Strong_20_Emphasis"><text:span text:style-name="T2">pwd</text:span></text:span></text:p>
      <text:p text:style-name="P2">/Users/dominique/Desktop/pro-sas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, 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0:09:17.312000000</meta:creation-date>
    <dc:date>2021-03-12T10:09:41.820000000</dc:date>
    <meta:editing-duration>PT27S</meta:editing-duration>
    <meta:editing-cycles>1</meta:editing-cycles>
    <meta:document-statistic meta:table-count="0" meta:image-count="0" meta:object-count="0" meta:page-count="1" meta:paragraph-count="16" meta:word-count="72" meta:character-count="779" meta:non-whitespace-character-count="723"/>
    <meta:generator>LibreOffice/6.1.1.2$Windows_X86_64 LibreOffice_project/5d19a1bfa650b796764388cd8b33a5af1f5baa1b</meta:generator>
  </office:meta>
</office:document-meta>
</file>